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0BDEF847F8BD29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9cm, 6.767cm, 17.855cm, 9.82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989cm" svg:height="11.6cm" svg:x="0.301cm" svg:y="0.3cm">
          <draw:image xlink:href="Pictures/10000000000005E8000007E060BDEF847F8BD29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05:06.821431099</dc:date>
    <meta:editing-duration>PT3M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